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0634in" svg:height="4.4622in" svg:x="5.3516in" svg:y="0.622in">
            <draw:object draw:notify-on-update-of-ranges="Sheet1.E4:Sheet1.E2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5.6394in" svg:y="5.4268in">
            <draw:object draw:notify-on-update-of-ranges="Sheet1.A4:Sheet1.A2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5.6807in" svg:y="9.7476in">
            <draw:object draw:notify-on-update-of-ranges="Sheet1.C4:Sheet1.C2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i 440 Hz</text:p>
          </table:table-cell>
          <table:table-cell table:number-columns-repeated="3"/>
          <table:table-cell office:value-type="string" calcext:value-type="string">
            <text:p>Bei 1318 hz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1:16:05.336393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9:43:30.879745149</meta:creation-date>
    <dc:date>2024-02-27T16:53:33.580086510</dc:date>
    <meta:editing-duration>PT6H37M33S</meta:editing-duration>
    <meta:editing-cycles>4</meta:editing-cycles>
    <meta:generator>LibreOffice/24.2.0.3$Linux_X86_64 LibreOffice_project/420$Build-3</meta:generator>
    <meta:document-statistic meta:table-count="1" meta:cell-count="64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4:Sheet1.A216" svg:x="0.32cm" svg:y="0.18cm" svg:width="15.36cm" svg:height="8.64cm">
          <chart:coordinate-region svg:x="1.127cm" svg:y="0.379cm" svg:width="14.27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4:Sheet1.A216" chart:class="chart:scatter">
            <chart:data-point chart:repeated="2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Sheet1.A4:Sheet1.A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4:Sheet1.C216" svg:x="0.32cm" svg:y="0.18cm" svg:width="15.36cm" svg:height="8.64cm">
          <chart:coordinate-region svg:x="1.127cm" svg:y="0.379cm" svg:width="14.27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16" chart:class="chart:scatter">
            <chart:data-point chart:repeated="2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">
                <text:p>119</text:p>
                <draw:g>
                  <svg:desc>Sheet1.C4:Sheet1.C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642cm" svg:height="11.335cm" xlink:href=".." xlink:type="simple" chart:class="chart:scatter" chart:style-name="ch1">
        <chart:plot-area chart:style-name="ch2" table:cell-range-address="Sheet1.E4:Sheet1.E217" svg:x="0.612cm" svg:y="0.226cm" svg:width="29.418cm" svg:height="10.883cm">
          <chart:coordinate-region svg:x="1.419cm" svg:y="0.425cm" svg:width="28.331cm" svg:height="10.0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217" chart:class="chart:scatter">
            <chart:data-point chart:repeated="2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